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1a1e" officeooo:paragraph-rsid="000c1a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RY PRINCIPLE</text:p>
      <text:p text:style-name="Standard"/>
      <text:p text:style-name="Standard"><text:tab/>The Don't Repeat Yourself (DRY) principle is important in programming. It means that code is better when it is not repeated unnecessarily. Repetition is often a sign that something can be improved. For example, if the same function is written twice in different files, it may cause problems during maintenance.<text:line-break/><text:line-break/><text:tab/>Many developers are working to follow the DRY principle in their projects. They are being careful not to duplicate logic. Instead of copying and pasting code, they are using functions or modules to reuse parts. But are all programmers aware of this principle? No, some programmers are not applying it yet, and their code becomes harder to manage.<text:line-break/><text:line-break/><text:tab/>So, how can you avoid repetition? First, be organized. Do not be careless when writing code. Ask yourself, “Is this code already written somewhere?” If the answer is yes, then reuse it. If it is not, create a new function or class to keep your logic clean and efficient.<text:line-break/><text:line-break/><text:tab/>Be consistent. Don’t be afraid to refactor your code. Look for patterns, extract reusable components, and keep your code DRY. In the end, your future self—and your teammates—will be gratefu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1T14:03:14.988131100</meta:creation-date>
    <dc:date>2025-04-11T14:05:13.862444600</dc:date>
    <meta:editing-duration>PT2M19S</meta:editing-duration>
    <meta:editing-cycles>1</meta:editing-cycles>
    <meta:document-statistic meta:table-count="0" meta:image-count="0" meta:object-count="0" meta:page-count="1" meta:paragraph-count="2" meta:word-count="192" meta:character-count="1144" meta:non-whitespace-character-count="949"/>
    <meta:generator>LibreOffice/25.2.2.2$Windows_X86_64 LibreOffice_project/7370d4be9e3cf6031a51beef54ff3bda878e3fac</meta:generator>
  </office:meta>
</office:document-meta>
</file>